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kCache.do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doUpdate( ICacheElement cach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getMatch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iskCache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CacheListener.handlePut( ICache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bstractDiskCache.get( Serializable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yCache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isk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handleRemove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isk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iskCache.do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DiskCache.process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DiskCache.initPurga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DiskCache.do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Disk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isk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do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AbstractDiskCache( IDiskCache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CacheListener.setListener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iskCache.update( ICacheElement cache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iskCache.doGetMatch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